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91d" officeooo:paragraph-rsid="0004b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kolovski fami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7:29:29.109633568</meta:creation-date>
    <dc:date>2019-05-24T18:35:51.861941543</dc:date>
    <meta:editing-duration>PT30S</meta:editing-duration>
    <meta:editing-cycles>2</meta:editing-cycles>
    <meta:generator>LibreOffice/6.2.3.2$Linux_X86_64 LibreOffice_project/20$Build-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